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s" fo:country="CO" officeooo:rsid="001d0d00" officeooo:paragraph-rsid="001d0d00" style:font-size-asian="10.5pt"/>
    </style:style>
    <style:style style:name="P2" style:family="paragraph" style:parent-style-name="Standard">
      <style:text-properties fo:font-size="18pt" fo:language="es" fo:country="CO" officeooo:rsid="001d0d00" officeooo:paragraph-rsid="001d0d00" style:font-size-asian="18pt" style:font-size-complex="18pt"/>
    </style:style>
    <style:style style:name="P3" style:family="paragraph" style:parent-style-name="Standard">
      <style:text-properties fo:font-size="16pt" fo:language="es" fo:country="CO" officeooo:rsid="001d0d00" officeooo:paragraph-rsid="001d0d00" style:font-size-asian="14pt" style:font-size-complex="16pt"/>
    </style:style>
    <style:style style:name="P4" style:family="paragraph" style:parent-style-name="Standard">
      <style:text-properties fo:font-size="16pt" fo:language="es" fo:country="CO" officeooo:rsid="001d0d00" officeooo:paragraph-rsid="001d0d00" style:font-size-asian="16pt" style:font-size-complex="16pt"/>
    </style:style>
    <style:style style:name="P5" style:family="paragraph" style:parent-style-name="Standard">
      <style:text-properties fo:font-size="14pt" fo:language="es" fo:country="CO" officeooo:rsid="001d0d00" officeooo:paragraph-rsid="001d0d00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D Arbol k-d</text:p>
      <text:p text:style-name="P1"/>
      <text:p text:style-name="P3">Datos Minimos:</text:p>
      <text:p text:style-name="P3"/>
      <text:p text:style-name="P5">- <text:s/>raiz, representa la raiz del arbol.</text:p>
      <text:p text:style-name="P5"/>
      <text:p text:style-name="P4">Operaciones:</text:p>
      <text:p text:style-name="P5"/>
      <text:p text:style-name="P5">- <text:s/>insertarNodo( posicionX, posicionY ), inserta un nuevo en el arbol y lo posiciona de acuerdo con sus coordenadas en X y Y.</text:p>
      <text:p text:style-name="P5">- <text:s/>eliminarNodo( posicionX, posicionY ), eliminar el nodo identificado por sus coordenadas en X y Y.</text:p>
      <text:p text:style-name="P5">- <text:s/>buscarNodo( posicionX, posicionY), busca y retorna el nodo identificado por sus coordenadas en X y Y.</text:p>
      <text:p text:style-name="P5">- <text:s/>buscarVecinoMasCercano( posicionX, posicionY ), busca el nodo identificado por las coordenas en X y Y entrgadas y busca y retorna el Nodo cuya distancia euclidiana es la menor.</text:p>
      <text:p text:style-name="P5">- <text:s/>buscarNodosRango( inicialX, inicialY, finalX, finalY ), busca y retorna un vector que contiene todos los nodos que se encuentren en la region acotada por las coordenadas entrega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draklin </meta:initial-creator>
    <meta:creation-date>2015-10-08T20:23:35.533215879</meta:creation-date>
    <dc:date>2015-10-08T20:40:41.223820375</dc:date>
    <dc:creator>mcdraklin </dc:creator>
    <meta:editing-duration>P0D</meta:editing-duration>
    <meta:editing-cycles>1</meta:editing-cycles>
    <meta:document-statistic meta:table-count="0" meta:image-count="0" meta:object-count="0" meta:page-count="1" meta:paragraph-count="9" meta:word-count="126" meta:character-count="769" meta:non-whitespace-character-count="646"/>
    <meta:generator>LibreOffice/4.2.8.2$Linux_X86_64 LibreOffice_project/420m0$Build-2</meta:generator>
  </office:meta>
</office:document-meta>
</file>